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d993" officeooo:paragraph-rsid="000fd993"/>
    </style:style>
    <style:style style:name="P2" style:family="paragraph" style:parent-style-name="Standard" style:list-style-name="L1">
      <style:text-properties fo:font-size="10pt" officeooo:rsid="000fd993" officeooo:paragraph-rsid="000fd993"/>
    </style:style>
    <style:style style:name="P3" style:family="paragraph" style:parent-style-name="Standard" style:list-style-name="L1">
      <style:text-properties officeooo:rsid="000fd993" officeooo:paragraph-rsid="000fd993"/>
    </style:style>
    <style:style style:name="P4" style:family="paragraph" style:parent-style-name="Standard">
      <style:text-properties officeooo:rsid="000fd993" officeooo:paragraph-rsid="00110310"/>
    </style:style>
    <style:style style:name="P5" style:family="paragraph" style:parent-style-name="Standard">
      <style:paragraph-properties fo:text-align="start" style:justify-single-word="false"/>
      <style:text-properties officeooo:rsid="000fd993" officeooo:paragraph-rsid="000fd993"/>
    </style:style>
    <style:style style:name="P6" style:family="paragraph" style:parent-style-name="Standard" style:list-style-name="L1">
      <style:text-properties officeooo:rsid="00106f44" officeooo:paragraph-rsid="00106f44"/>
    </style:style>
    <style:style style:name="P7" style:family="paragraph" style:parent-style-name="Standard">
      <style:text-properties officeooo:rsid="00106f44" officeooo:paragraph-rsid="00106f44"/>
    </style:style>
    <style:style style:name="P8" style:family="paragraph" style:parent-style-name="Standard">
      <style:text-properties officeooo:rsid="00110310" officeooo:paragraph-rsid="00110310"/>
    </style:style>
    <style:style style:name="P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d993" officeooo:paragraph-rsid="00110310" style:font-size-asian="24pt" style:font-weight-asian="bold" style:font-size-complex="24pt" style:font-weight-complex="bold"/>
    </style:style>
    <style:style style:name="T1" style:family="text">
      <style:text-properties officeooo:rsid="00106f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Doc 1 A</text:p>
      <text:p text:style-name="P1">Describe the picture and try to guess what is happening</text:p>
      <text:p text:style-name="P1"/>
      <text:list xml:id="list8843633196989256292" text:style-name="L1">
        <text:list-item>
          <text:p text:style-name="P2">We can see a man on the picture, and we can also see the sea.</text:p>
          <text:p text:style-name="P2">The man seems a bit too high compared to the sea, it looks like he’s in the air.</text:p>
          <text:p text:style-name="P2">We can also see waves.</text:p>
        </text:list-item>
        <text:list-item>
          <text:p text:style-name="P2">I imagine the man is <text:span text:style-name="T1">practising</text:span> a sort of air-surf, I don’t know how it is called. And the waves are from the boat following him.</text:p>
          <text:list>
            <text:list-item>
              <text:p text:style-name="P3">Teacher: No</text:p>
            </text:list-item>
          </text:list>
        </text:list-item>
        <text:list-item>
          <text:p text:style-name="P6">It’s actually a photo-montage, the man is actually surfing on a couch</text:p>
        </text:list-item>
      </text:list>
      <text:p text:style-name="P7"/>
      <text:p text:style-name="P7"/>
      <text:p text:style-name="P7"/>
      <text:p text:style-name="P9">File 3: <text:span text:style-name="T1">Couch-Surfing</text:span></text:p>
      <text:p text:style-name="P8"/>
      <text:p text:style-name="P4"/>
      <text:p text:style-name="P4">Notion: Spaces and Exchanges </text:p>
      <text:p text:style-name="P8">Themes: Travelling alternatives / globalization </text:p>
      <text:p text:style-name="P8"/>
      <text:p text:style-name="P8">Question raised: To what extent can couch-surfing be an alternative to travel the world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39:05.332000000</meta:creation-date>
    <dc:date>2019-02-04T15:08:46.352000000</dc:date>
    <meta:editing-duration>PT9M2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123" meta:character-count="626" meta:non-whitespace-character-count="519"/>
  </office:meta>
</office:document-meta>
</file>